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143d42" officeooo:paragraph-rsid="00143d42"/>
    </style:style>
    <style:style style:name="P2" style:family="paragraph" style:parent-style-name="Quotations">
      <style:text-properties fo:language="bg" fo:country="BG" officeooo:rsid="00143d42" officeooo:paragraph-rsid="00143d42"/>
    </style:style>
    <style:style style:name="P3" style:family="paragraph" style:parent-style-name="Quotations">
      <style:paragraph-properties fo:margin-left="0.3937in" fo:margin-right="0.3937in" fo:text-indent="0in" style:auto-text-indent="false" style:writing-mode="lr-tb"/>
      <style:text-properties fo:language="bg" fo:country="BG" officeooo:rsid="00143d42"/>
    </style:style>
    <style:style style:name="P4" style:family="paragraph" style:parent-style-name="Quotations">
      <style:text-properties fo:language="bg" fo:country="BG" officeooo:rsid="00143d42"/>
    </style:style>
    <style:style style:name="P5" style:family="paragraph" style:parent-style-name="Text_20_body">
      <style:text-properties fo:language="en" fo:country="US" officeooo:rsid="0019273b"/>
    </style:style>
    <style:style style:name="T1" style:family="text">
      <style:text-properties fo:language="bg" fo:country="BG" officeooo:rsid="00143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Задача от 03 февруари 2026 <text:span text:style-name="T1">за петък, 06 февруари 2026</text:span>.</text:p>
      <text:p text:style-name="Text_20_body"> Напишете програма на Пайтън, която намира елемент от свързан списък по индекса на елемента. Например, изведете в терминала данните на трети елемент от свързания списък.</text:p>
      <text:p text:style-name="Standard"/>
      <text:p text:style-name="P1">Задача за решаване и разглеждане в петък, 06 февруари 2026.</text:p>
      <text:p text:style-name="P1"/>
      <text:p text:style-name="P2">Дадена е квадратна матрица под формата на списък от списъци (list class). Конвертирайте я в матрица от свързан списък 2D, така че всеки възел да е свързан със следващия го надясно и надолу възел. Реализирайте също метод който отпечатва стойностите по главния диагонал (0,0)-(N,N) на свързания списък 2D, разделени със запетайки, следвайки връзките в списъка.</text:p>
      <text:p text:style-name="P3">Входни данни : 2D матрица </text:p>
      <text:p text:style-name="P3">1 2 3</text:p>
      <text:p text:style-name="P3">4 5 6</text:p>
      <text:p text:style-name="P3">7 8 9</text:p>
      <text:p text:style-name="P3">Изход :</text:p>
      <text:p text:style-name="P3">1 -&gt; 2 -&gt; 3 -&gt; None</text:p>
      <text:p text:style-name="P3">|       |        |</text:p>
      <text:p text:style-name="P3">v      v       v</text:p>
      <text:p text:style-name="P3">4 -&gt; 5 -&gt; 6 -&gt; None</text:p>
      <text:p text:style-name="P3">|       |        |</text:p>
      <text:p text:style-name="P3">v      v       v</text:p>
      <text:p text:style-name="P3">7 -&gt; 8 -&gt; 9 -&gt; None<text:tab/></text:p>
      <text:p text:style-name="P3">|       |        |</text:p>
      <text:p text:style-name="P3">v      v       v</text:p>
      <text:p text:style-name="P3">None None None</text:p>
      <text:p text:style-name="P3"><text:bookmark text:name="gmail-yui_3_18_1_1_1770124654541_121"/>1, 5, 9</text:p>
      <text:p text:style-name="P4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2:37:55.929417100</meta:creation-date>
    <dc:date>2026-02-06T12:51:52.613293500</dc:date>
    <meta:editing-duration>PT13M55S</meta:editing-duration>
    <meta:editing-cycles>5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20" meta:word-count="161" meta:character-count="869" meta:non-whitespace-character-count="653"/>
  </office:meta>
</office:document-meta>
</file>